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jpeg" manifest:full-path="Pictures/10000000000005820000016E0DDFC3BB.jp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fadeColor="#000000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marker-start-width="0.305cm" draw:marker-end-width="0.305cm" draw:fill="solid" draw:fill-color="#23ff23" draw:fill-image-width="0.483cm" draw:fill-image-height="0.483cm" draw:textarea-vertical-align="middle" draw:auto-grow-height="true" draw:auto-grow-width="false" fo:max-height="0cm" fo:min-height="1.588cm"/>
    </style:style>
    <style:style style:name="gr4" style:family="graphic" style:parent-style-name="standard" style:list-style-name="L1">
      <style:graphic-properties draw:stroke="none" svg:stroke-color="#000000" draw:marker-start-width="0.305cm" draw:marker-end-width="0.305cm" draw:fill="solid" draw:fill-color="#99ccff" draw:fill-image-width="0.483cm" draw:fill-image-height="0.483cm" draw:textarea-vertical-align="middle" draw:auto-grow-height="true" draw:auto-grow-width="false" fo:max-height="0cm" fo:min-height="1.27cm"/>
    </style:style>
    <style:style style:name="gr5" style:family="graphic" style:parent-style-name="standard">
      <style:graphic-properties svg:stroke-color="#000000" draw:marker-start-width="0.305cm" draw:marker-end-width="0.305cm" draw:fill="solid" draw:fill-color="#b84747" draw:fill-image-width="0.483cm" draw:fill-image-height="0.483cm" draw:textarea-horizontal-align="center" draw:textarea-vertical-align="middle" draw:auto-grow-height="false" draw:shadow-offset-x="0.305cm" draw:shadow-offset-y="0.305cm" draw:shadow-color="#808080"/>
    </style:style>
    <style:style style:name="gr6" style:family="graphic" style:parent-style-name="standard" style:list-style-name="L1">
      <style:graphic-properties draw:stroke="none" svg:stroke-color="#000000" draw:marker-start-width="0.305cm" draw:marker-end-width="0.305cm" draw:fill="solid" draw:fill-color="#ffff66" draw:fill-image-width="0.483cm" draw:fill-image-height="0.483cm" draw:textarea-vertical-align="middle" draw:auto-grow-height="true" draw:auto-grow-width="false" fo:max-height="0cm" fo:min-height="1.588cm"/>
    </style:style>
    <style:style style:name="gr7" style:family="graphic" style:parent-style-name="standard">
      <style:graphic-properties draw:fill="solid" draw:fill-color="#b84747" draw:opacity="100%" draw:fill-image-width="0.483cm" draw:fill-image-height="0.483cm" draw:textarea-horizontal-align="center" draw:textarea-vertical-align="middle" draw:auto-grow-height="false" draw:shadow-offset-x="0.305cm" draw:shadow-offset-y="0.305cm" draw:shadow-color="#808080" draw:shadow-opacity="100%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588cm"/>
    </style:style>
    <style:style style:name="gr9" style:family="graphic" style:parent-style-name="standard" style:list-style-name="L1">
      <style:graphic-properties draw:stroke="none" svg:stroke-color="#000000" draw:marker-start-width="0.305cm" draw:marker-end-width="0.305cm" draw:fill="solid" draw:fill-color="#ffff66" draw:fill-image-width="0.483cm" draw:fill-image-height="0.483cm" draw:textarea-vertical-align="middle" draw:auto-grow-height="true" draw:auto-grow-width="false" fo:max-height="0cm" fo:min-height="1.906cm" draw:shadow-offset-x="0.305cm" draw:shadow-offset-y="0.305cm" draw:shadow-color="#808080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93cm"/>
    </style:style>
    <style:style style:name="gr11" style:family="graphic" style:parent-style-name="standard" style:list-style-name="L1">
      <style:graphic-properties draw:stroke="none" svg:stroke-color="#000000" draw:marker-start-width="0.305cm" draw:marker-end-width="0.305cm" draw:fill="solid" draw:fill-color="#23ff23" draw:fill-image-width="0.483cm" draw:fill-image-height="0.483cm" draw:textarea-vertical-align="middle" draw:auto-grow-height="true" draw:auto-grow-width="false" fo:max-height="0cm" fo:min-height="1.588cm"/>
    </style:style>
    <style:style style:name="gr12" style:family="graphic" style:parent-style-name="standard">
      <style:graphic-properties draw:fill-color="#ffff99" draw:textarea-horizontal-align="center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 fo:wrap-option="no-wrap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53cm"/>
    </style:style>
    <style:style style:name="gr15" style:family="graphic" style:parent-style-name="standard" style:list-style-name="L1">
      <style:graphic-properties draw:stroke="none" svg:stroke-color="#000000" draw:marker-start-width="0.305cm" draw:marker-end-width="0.305cm" draw:fill="solid" draw:fill-color="#99ccff" draw:fill-image-width="0.483cm" draw:fill-image-height="0.483cm" draw:textarea-vertical-align="middle" draw:auto-grow-height="true" draw:auto-grow-width="false" fo:max-height="0cm" fo:min-height="1.984cm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1" style:family="presentation" style:parent-style-name="IBM_20_RetailShop_20_White-title">
      <style:graphic-properties draw:fill-color="#ffffff" draw:auto-grow-height="true" fo:min-height="5.589cm"/>
    </style:style>
    <style:style style:name="pr2" style:family="presentation" style:parent-style-name="IBM_20_RetailShop_20_White-notes">
      <style:graphic-properties draw:fill-color="#ffffff" draw:auto-grow-height="true" fo:min-height="11.41cm"/>
    </style:style>
    <style:style style:name="pr3" style:family="presentation" style:parent-style-name="IBM2009-title">
      <style:graphic-properties draw:fill-color="#ffffff" draw:auto-grow-height="true" fo:min-height="1.779cm"/>
    </style:style>
    <style:style style:name="pr4" style:family="presentation" style:parent-style-name="IBM2009-outline1">
      <style:graphic-properties draw:fill-color="#ffffff" draw:auto-grow-height="true" fo:min-height="12.447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draw:fill-color="#ffffff" draw:auto-grow-height="true" fo:min-height="15.749cm" draw:shadow="visib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5" style:family="paragraph">
      <style:paragraph-properties fo:margin-left="0.6cm" fo:margin-right="0cm" fo:text-indent="-0.6cm" style:writing-mode="lr-tb"/>
    </style:style>
    <style:style style:name="P6" style:family="paragraph">
      <style:paragraph-properties fo:margin-left="0.483cm" fo:margin-right="0cm" fo:text-indent="-0.483cm"/>
    </style:style>
    <style:style style:name="P7" style:family="paragraph">
      <style:paragraph-properties fo:margin-left="0.483cm" fo:margin-right="0cm" fo:text-indent="-0.483cm" style:writing-mode="lr-tb"/>
    </style:style>
    <style:style style:name="P8" style:family="paragraph">
      <style:paragraph-properties fo:margin-left="1.422cm" fo:margin-right="0cm" fo:text-indent="-0.457cm"/>
    </style:style>
    <style:style style:name="P9" style:family="paragraph">
      <style:paragraph-properties fo:margin-left="2.388cm" fo:margin-right="0cm" fo:text-indent="-0.483cm"/>
    </style:style>
    <style:style style:name="P10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position="0% 100%" fo:font-family="Helvetica" style:font-family-generic="swiss" style:font-pitch="variable" fo:font-size="16.1000003814697pt" fo:letter-spacing="normal" fo:language="en" fo:country="US" fo:font-style="normal" fo:text-shadow="none" fo:font-weight="normal" style:text-underline-mode="continuous" style:text-line-through-mode="continuous" style:letter-kerning="false" style:font-family-asian="Helvetica" style:font-family-generic-asian="swiss" style:font-pitch-asian="variable" style:font-size-asian="16.1000003814697pt" style:language-asian="none" style:country-asian="none" style:font-style-asian="normal" style:font-weight-asian="normal" style:font-family-complex="Helvetica" style:font-family-generic-complex="swiss" style:font-pitch-complex="variable" style:font-size-complex="16.1000003814697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text:enable-numbering="true" fo:text-indent="0cm"/>
    </style:style>
    <style:style style:name="P14" style:family="paragraph">
      <style:paragraph-properties fo:margin-left="0cm" fo:margin-right="0cm" text:enable-numbering="true" fo:text-indent="0cm" style:writing-mode="lr-tb"/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P1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position="0% 100%" fo:font-family="Arial" style:font-family-generic="roman" style:font-pitch="variable" fo:font-size="16.1000003814697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6.1000003814697pt" style:language-asian="none" style:country-asian="none" style:font-style-asian="normal" style:font-weight-asian="normal" style:font-family-complex="Tahoma" style:font-pitch-complex="variable" style:font-size-complex="16.1000003814697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0cm" fo:margin-right="0cm" fo:margin-top="0cm" fo:margin-bottom="0cm" fo:line-height="100%" fo:text-align="start" text:enable-numbering="tru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text:enable-numbering="tru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Helvetica" style:font-family-generic="swiss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Helvetica" style:font-family-generic-asian="swiss" style:font-pitch-asian="variable" style:font-size-asian="24pt" style:language-asian="none" style:country-asian="none" style:font-style-asian="normal" style:font-weight-asian="normal" style:font-family-complex="Helvetica" style:font-family-generic-complex="swiss" style:font-pitch-complex="variable" style:font-size-complex="2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.483cm" fo:margin-right="0cm" fo:margin-top="0.427cm" fo:margin-bottom="0cm" text:enable-numbering="false" fo:text-indent="-0.483cm"/>
    </style:style>
    <style:style style:name="P20" style:family="paragraph">
      <style:paragraph-properties fo:margin-left="2.388cm" fo:margin-right="0cm" text:enable-numbering="false" fo:text-indent="-0.483cm"/>
    </style:style>
    <style:style style:name="P21" style:family="paragraph">
      <style:paragraph-properties fo:margin-left="0.483cm" fo:margin-right="0cm" text:enable-numbering="false" fo:text-indent="-0.483cm"/>
    </style:style>
    <style:style style:name="P22" style:family="paragraph">
      <style:paragraph-properties fo:margin-left="0.483cm" fo:margin-right="0cm" fo:text-indent="-0.483cm" style:writing-mode="lr-tb"/>
      <style:text-properties fo:font-family="'Courier New'" style:font-style-name="Regular" style:font-family-generic="modern" style:font-pitch="fixed" fo:font-size="12pt" fo:font-style="normal" fo:font-weight="normal"/>
    </style:style>
    <style:style style:name="P23" style:family="paragraph">
      <style:paragraph-properties style:writing-mode="lr-tb"/>
    </style:style>
    <style:style style:name="P24" style:family="paragraph">
      <style:paragraph-properties fo:margin-left="1.118cm" fo:margin-right="0cm" fo:text-indent="-1.118cm"/>
    </style:style>
    <style:style style:name="P25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26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8" style:family="paragraph">
      <style:paragraph-properties fo:margin-left="3.353cm" fo:margin-right="0cm" text:enable-numbering="false" fo:text-indent="-0.483cm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use-window-font-color="true" style:text-outline="false" style:text-position="0% 100%" fo:font-family="Helvetica" style:font-family-generic="swiss" style:font-pitch="variable" fo:font-size="16.1000003814697pt" fo:letter-spacing="normal" fo:language="en" fo:country="US" fo:font-style="normal" fo:text-shadow="none" fo:font-weight="normal" style:text-underline-mode="continuous" style:text-line-through-mode="continuous" style:letter-kerning="false" style:font-family-asian="Helvetica" style:font-family-generic-asian="swiss" style:font-pitch-asian="variable" style:font-size-asian="16.1000003814697pt" style:language-asian="none" style:country-asian="none" style:font-style-asian="normal" style:font-weight-asian="normal" style:font-family-complex="Helvetica" style:font-family-generic-complex="swiss" style:font-pitch-complex="variable" style:font-size-complex="16.1000003814697pt" style:language-complex="none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position="0% 100%" fo:font-family="Helvetica" style:font-family-generic="swiss" style:font-pitch="variable" fo:font-size="16.1000003814697pt" fo:letter-spacing="normal" fo:language="en" fo:country="US" fo:font-style="normal" fo:text-shadow="none" fo:font-weight="normal" style:text-underline-mode="continuous" style:text-line-through-mode="continuous" style:letter-kerning="false" style:font-family-asian="Helvetica" style:font-family-generic-asian="swiss" style:font-pitch-asian="variable" style:font-size-asian="16.1000003814697pt" style:language-asian="none" style:country-asian="none" style:font-style-asian="normal" style:font-weight-asian="normal" style:font-family-complex="Helvetica" style:font-family-generic-complex="swiss" style:font-pitch-complex="variable" style:font-size-complex="16.1000003814697pt" style:language-complex="none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font-family="Helvetica" style:font-family-generic="swiss" style:font-pitch="variable" fo:font-size="10.1000003814697pt" style:font-family-asian="Helvetica" style:font-family-generic-asian="swiss" style:font-pitch-asian="variable" style:font-size-asian="10.1000003814697pt" style:font-family-complex="Helvetica" style:font-family-generic-complex="swiss" style:font-pitch-complex="variable" style:font-size-complex="10.1000003814697pt"/>
    </style:style>
    <style:style style:name="T7" style:family="text">
      <style:text-properties fo:color="#000000" style:text-outline="false" style:text-position="0% 100%" fo:font-family="Arial" style:font-family-generic="roman" style:font-pitch="variable" fo:font-size="16.1000003814697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6.1000003814697pt" style:language-asian="none" style:country-asian="none" style:font-style-asian="normal" style:font-weight-asian="normal" style:font-family-complex="Tahoma" style:font-pitch-complex="variable" style:font-size-complex="16.1000003814697pt" style:language-complex="none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position="0% 100%" fo:font-family="Helvetica" style:font-family-generic="swiss" style:font-pitch="variable" fo:font-size="10.1000003814697pt" fo:letter-spacing="normal" fo:language="en" fo:country="US" fo:font-style="normal" fo:text-shadow="none" fo:font-weight="normal" style:text-underline-mode="continuous" style:text-line-through-mode="continuous" style:letter-kerning="false" style:font-family-asian="Helvetica" style:font-family-generic-asian="swiss" style:font-pitch-asian="variable" style:font-size-asian="10.1000003814697pt" style:language-asian="none" style:country-asian="none" style:font-style-asian="normal" style:font-weight-asian="normal" style:font-family-complex="Helvetica" style:font-family-generic-complex="swiss" style:font-pitch-complex="variable" style:font-size-complex="10.1000003814697pt" style:language-complex="none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font-family="'Courier New'" style:font-style-name="Regular" style:font-family-generic="modern" style:font-pitch="fixed" fo:font-size="12pt" fo:font-style="normal" fo:font-weight="bold" style:font-weight-asian="bold" style:font-weight-complex="bold"/>
    </style:style>
    <style:style style:name="T10" style:family="text">
      <style:text-properties fo:font-family="'Courier New'" style:font-style-name="Regular" style:font-family-generic="modern" style:font-pitch="fixed" fo:font-size="12pt" fo:font-style="normal" fo:font-weight="normal"/>
    </style:style>
    <style:style style:name="T11" style:family="text">
      <style:text-properties fo:font-family="'Courier New'" style:font-style-name="Regular" style:font-family-generic="modern" style:font-pitch="fixed" fo:font-size="12pt" fo:font-style="normal" fo:font-weight="normal" style:font-family-asian="'Courier New'" style:font-family-generic-asian="swiss" style:font-pitch-asian="variable" style:font-family-complex="'Courier New'" style:font-family-generic-complex="swiss" style:font-pitch-complex="variable"/>
    </style:style>
    <style:style style:name="T12" style:family="text">
      <style:text-properties fo:color="#000000" fo:font-family="'Courier New'" style:font-style-name="Regular" style:font-family-generic="modern" style:font-pitch="fixed" fo:font-size="12pt" fo:font-style="normal" fo:font-weight="bold" style:font-family-asian="Arial" style:font-family-generic-asian="swiss" style:font-pitch-asian="variable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T13" style:family="text">
      <style:text-properties fo:color="#000000" fo:font-family="'Courier New'" style:font-style-name="Regular" style:font-family-generic="modern" style:font-pitch="fixed" fo:font-size="12pt" fo:font-style="normal" fo:font-weight="normal" style:font-family-asian="Arial" style:font-family-generic-asian="swiss" style:font-pitch-asian="variable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T14" style:family="text">
      <style:text-properties fo:color="#000000" fo:font-size="8pt" style:font-size-asian="8pt" style:font-size-complex="8pt"/>
    </style:style>
    <style:style style:name="T15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position="0% 100%" fo:font-family="Arial" style:font-family-generic="roman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variable" style:font-size-asian="12pt" style:language-asian="none" style:country-asian="none" style:font-style-asian="normal" style:font-weight-asian="normal" style:font-family-complex="Tahoma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7889fb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ff" style:text-underline-style="solid" style:text-underline-type="single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id1" draw:master-page-name="IBM_20_RetailShop_20_White" presentation:presentation-page-layout-name="AL1T19">
        <draw:frame draw:name="Title text1" presentation:style-name="pr1" draw:text-style-name="P2" draw:layer="layout" svg:width="24.258cm" svg:height="5.844cm" svg:x="0.381cm" svg:y="3.682cm" presentation:class="title" presentation:user-transformed="true">
          <draw:text-box>
            <text:p text:style-name="P1">Analysis of Flat Performance Profiles using Code Mining</text:p>
          </draw:text-box>
        </draw:frame>
        <draw:frame draw:name="Text Frame1" draw:style-name="gr1" draw:text-style-name="P4" draw:layer="layout" svg:width="21.591cm" svg:height="1.474cm" svg:x="0.508cm" svg:y="1.473cm">
          <draw:text-box>
            <text:p text:style-name="P3"><text:span text:style-name="T1">Nikola Grcevski &amp; Daryl Maier, IBM Toronto Lab</text:span></text:p>
            <text:p text:style-name="P1"><text:span text:style-name="T1">CASCON 2009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id2" draw:master-page-name="IBM2009" presentation:presentation-page-layout-name="AL2T1">
        <draw:frame draw:name="Title text9" presentation:style-name="pr3" draw:text-style-name="P2" draw:layer="layout" svg:width="24.131cm" svg:height="2.034cm" svg:x="0.508cm" svg:y="1.651cm" presentation:class="title" presentation:user-transformed="true">
          <draw:text-box>
            <text:p text:style-name="P1">Overview</text:p>
          </draw:text-box>
        </draw:frame>
        <draw:frame draw:name="Outline Text8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Performance analysis techniques and limitations</text:p>
              </text:list-item>
            </text:list>
            <text:list text:style-name="L2">
              <text:list-item>
                <text:p text:style-name="P6">Code mining</text:p>
              </text:list-item>
            </text:list>
            <text:list text:style-name="L2">
              <text:list-item>
                <text:p text:style-name="P6">How does code mining work?</text:p>
              </text:list-item>
            </text:list>
            <text:list text:style-name="L2">
              <text:list-item>
                <text:p text:style-name="P6">Code mining queries</text:p>
              </text:list-item>
            </text:list>
            <text:list text:style-name="L2">
              <text:list-item>
                <text:p text:style-name="P6">Use cases</text:p>
              </text:list-item>
            </text:list>
            <text:list text:style-name="L2">
              <text:list-item>
                <text:p text:style-name="P6">Future work</text:p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2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id="id3" draw:master-page-name="IBM2009" presentation:presentation-page-layout-name="AL2T1">
        <draw:frame draw:name="Title text12" presentation:style-name="pr3" draw:text-style-name="P2" draw:layer="layout" svg:width="24.131cm" svg:height="2.034cm" svg:x="0.508cm" svg:y="1.651cm" presentation:class="title">
          <draw:text-box>
            <text:p text:style-name="P1">Performance Analysis Techniques</text:p>
          </draw:text-box>
        </draw:frame>
        <draw:frame draw:name="Outline Text11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Traditional statistical analysis tools and techniques focus attention on distinct hotspots in an application via sampling</text:p>
              </text:list-item>
            </text:list>
            <text:list text:style-name="L2">
              <text:list-item>
                <text:list>
                  <text:list-item>
                    <text:p text:style-name="P8">e.g., tprof (IBM), gprof, VTune (Intel), CodeAnalyst(AMD), Shark (Apple),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amples can b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periodic program counter val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performance event counters (e.g., L1 data cache miss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Statistical sampling is preferred over instrumentation because it</text:p>
              </text:list-item>
            </text:list>
            <text:list text:style-name="L2">
              <text:list-item>
                <text:list>
                  <text:list-item>
                    <text:p text:style-name="P8">does not perturb an application's perform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an be applied to existing applications without recompiling or restarting</text:p>
                  </text:list-item>
                </text:list>
              </text:list-item>
            </text:list>
            <text:list text:style-name="L2">
              <text:list-item>
                <text:p text:style-name="P6">Samples are usually aggregated at the method level</text:p>
              </text:list-item>
            </text:list>
            <text:list text:style-name="L2">
              <text:list-item>
                <text:p text:style-name="P6">Technique works well on applications that compartmentalize functionality in a small number of particular methods</text:p>
              </text:list-item>
            </text:list>
            <text:list text:style-name="L2">
              <text:list-item>
                <text:list>
                  <text:list-item>
                    <text:p text:style-name="P8">easy to identify areas where focused tuning will yield the greatest impr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3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id="id4" draw:master-page-name="IBM2009" presentation:presentation-page-layout-name="AL2T1">
        <draw:frame draw:name="Title text17" presentation:style-name="pr3" draw:text-style-name="P2" draw:layer="layout" svg:width="24.131cm" svg:height="2.034cm" svg:x="0.508cm" svg:y="1.651cm" presentation:class="title">
          <draw:text-box>
            <text:p text:style-name="P1">Limitations of Statistical Profiling</text:p>
          </draw:text-box>
        </draw:frame>
        <draw:frame draw:name="Outline Text16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<text:span text:style-name="T2">Enterprise Java applications are typically comprised of a large software stack of re-usable components often managed by a single Java VM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e.g., WebSphere Application Server, SAP (Java based products), Apache Geronimo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characterized by several thousand compiled methods and deep call stacks (&gt; 50 frames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Statistical sampling of such applications yields profiles that are </text:span><text:span text:style-name="T3">flat</text:span><text:span text:style-name="T2"> with no distinguishable hot spots or method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Most significant method may be 1% over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4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id="id5" draw:master-page-name="IBM2009" presentation:presentation-page-layout-name="AL2T1">
        <draw:frame draw:name="Title text10" presentation:style-name="pr3" draw:text-style-name="P2" draw:layer="layout" svg:width="24.131cm" svg:height="2.034cm" svg:x="0.508cm" svg:y="1.651cm" presentation:class="title">
          <draw:text-box>
            <text:p text:style-name="P1">Code Mining</text:p>
          </draw:text-box>
        </draw:frame>
        <draw:frame draw:name="Outline Text9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An off-line performance analysis technique to study flat profiles in enterprise applications</text:p>
              </text:list-item>
            </text:list>
            <text:list text:style-name="L2">
              <text:list-item>
                <text:p text:style-name="P6">Rather than simply aggregating samples by method, they are aggregated in any number of other dimensions</text:p>
              </text:list-item>
            </text:list>
            <text:list text:style-name="L2">
              <text:list-item>
                <text:list>
                  <text:list-item>
                    <text:p text:style-name="P8">exposes method-spanning performance opportun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ovides a means to estimate performance impact</text:p>
                  </text:list-item>
                </text:list>
              </text:list-item>
            </text:list>
            <text:list text:style-name="L2">
              <text:list-item>
                <text:p text:style-name="P6">For example, samples can be grouped by Java bytecode, intermediate language opcode, by offset within the first 128 bytes of a method, etc.</text:p>
              </text:list-item>
            </text:list>
            <text:list text:style-name="L2">
              <text:list-item>
                <text:p text:style-name="P6">Many similarities with data mining</text:p>
              </text:list-item>
            </text:list>
            <text:list text:style-name="L2">
              <text:list-item>
                <text:p text:style-name="P6">Code mining requires</text:p>
              </text:list-item>
            </text:list>
            <text:list text:style-name="L2">
              <text:list-item>
                <text:list>
                  <text:list-item>
                    <text:p text:style-name="P8">compiler logs (or listings) for all compiled 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ample event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lational database</text:p>
                  </text:list-item>
                </text:list>
              </text:list-item>
            </text:list>
            <text:list text:style-name="L2">
              <text:list-item>
                <text:p text:style-name="P6">Load and correlate performance event data and compiler logs into a relational database</text:p>
              </text:list-item>
            </text:list>
            <text:list text:style-name="L2">
              <text:list-item>
                <text:list>
                  <text:list-item>
                    <text:p text:style-name="P8">Perform SQL queries on that data to produce groupings of interest</text:p>
                  </text:list-item>
                </text:list>
              </text:list-item>
            </text:list>
            <text:list text:style-name="L2">
              <text:list-item>
                <text:p text:style-name="P6">Technique is not limited to Java!</text:p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5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id="id6" draw:master-page-name="IBM2009" presentation:presentation-page-layout-name="AL2T1">
        <draw:frame draw:name="Title text13" presentation:style-name="pr3" draw:text-style-name="P2" draw:layer="layout" svg:width="24.131cm" svg:height="2.034cm" svg:x="0.508cm" svg:y="1.651cm" presentation:class="title">
          <draw:text-box>
            <text:p text:style-name="P1">How Does Code Mining Work for Java?</text:p>
          </draw:text-box>
        </draw:frame>
        <draw:frame draw:name="Outline Text12" presentation:style-name="pr4" draw:text-style-name="P7" draw:layer="layout" svg:width="24.131cm" svg:height="12.702cm" svg:x="0.508cm" svg:y="5.207cm" presentation:class="outline" presentation:placeholder="true">
          <draw:text-box/>
        </draw:frame>
        <draw:frame draw:name="Text Frame7" draw:style-name="gr3" draw:text-style-name="P11" draw:id="id7" draw:layer="layout" svg:width="3.176cm" svg:height="1.589cm" svg:x="10.927cm" svg:y="7.724cm">
          <draw:text-box>
            <text:p text:style-name="P10"><text:span text:style-name="T4">JVM</text:span></text:p>
          </draw:text-box>
        </draw:frame>
        <draw:frame draw:name="Text Frame4" draw:style-name="gr4" draw:text-style-name="P11" draw:id="id6" draw:layer="layout" svg:width="3.176cm" svg:height="1.271cm" svg:x="10.927cm" svg:y="5.397cm">
          <draw:text-box>
            <text:p text:style-name="P10"><text:span text:style-name="T4">Java App</text:span></text:p>
          </draw:text-box>
        </draw:frame>
        <draw:custom-shape draw:name="Left1" draw:style-name="gr5" draw:text-style-name="P12" draw:layer="layout" svg:width="3.493cm" svg:height="0.636cm" svg:x="7.435cm" svg:y="8.201cm">
          <draw:enhanced-geometry svg:viewBox="0 0 8000 4000" draw:type="ba-left" draw:modifiers="2000 1000" draw:extrusion-first-light-direction="(5 0 -1)" draw:extrusion-second-light-direction="(-5 0 -1)" draw:extrusion-skew="50 -135" draw:enhanced-path="M 0 2000 L $0 0 $0 $1 8000 $1 8000 ?f1 $0 ?f1 $0 4000 0 2000 N">
            <draw:equation draw:name="f1" draw:formula="4000-$1"/>
            <draw:handle draw:handle-mirror-vertical="false" draw:handle-mirror-horizontal="false" draw:handle-switched="false" draw:handle-position="$0 $1" draw:handle-range-x-minimum="0" draw:handle-range-x-maximum="8000" draw:handle-range-y-minimum="0" draw:handle-range-y-maximum="2000"/>
          </draw:enhanced-geometry>
        </draw:custom-shape>
        <draw:frame draw:name="Text Frame5" draw:style-name="gr6" draw:text-style-name="P11" draw:id="id3" draw:layer="layout" svg:width="3.176cm" svg:height="1.589cm" svg:x="17.595cm" svg:y="7.724cm">
          <draw:text-box>
            <text:p text:style-name="P10"><text:span text:style-name="T5">Sampling Info</text:span></text:p>
          </draw:text-box>
        </draw:frame>
        <draw:custom-shape draw:name="Right1" draw:style-name="gr7" draw:text-style-name="P12" draw:layer="layout" svg:width="3.481cm" svg:height="0.636cm" svg:x="14.102cm" svg:y="8.201cm">
          <draw:enhanced-geometry svg:viewBox="0 0 8000 4000" draw:type="ba-right" draw:modifiers="6000 1000" draw:extrusion-first-light-direction="(5 0 -1)" draw:extrusion-second-light-direction="(-5 0 -1)" draw:extrusion-skew="50 -135" draw:enhanced-path="M 0 $1 L $0 $1 $0 0 8000 2000 $0 4000 $0 ?f1 0 ?f1 Z N">
            <draw:equation draw:name="f1" draw:formula="4000-$1"/>
            <draw:handle draw:handle-mirror-vertical="false" draw:handle-mirror-horizontal="false" draw:handle-switched="false" draw:handle-position="$0 $1" draw:handle-range-x-minimum="0" draw:handle-range-x-maximum="8000" draw:handle-range-y-minimum="0" draw:handle-range-y-maximum="2000"/>
          </draw:enhanced-geometry>
        </draw:custom-shape>
        <draw:frame draw:name="Text Frame8" draw:style-name="gr8" draw:text-style-name="P14" draw:layer="layout" svg:width="3.493cm" svg:height="1.589cm" svg:x="20.955cm" svg:y="7.724cm">
          <draw:text-box>
            <text:list text:style-name="L3">
              <text:list-item>
                <text:p text:style-name="P13"><text:span text:style-name="T6"><text:s/></text:span><text:span text:style-name="T6">Performance events</text:span></text:p>
              </text:list-item>
            </text:list>
            <text:list text:style-name="L3">
              <text:list-item>
                <text:p text:style-name="P13"><text:span text:style-name="T6"><text:s/></text:span><text:span text:style-name="T6">Timer PC samples</text:span></text:p>
              </text:list-item>
            </text:list>
          </draw:text-box>
        </draw:frame>
        <draw:frame draw:name="Text Frame9" draw:style-name="gr9" draw:text-style-name="P15" draw:id="id1" draw:layer="layout" svg:width="3.494cm" svg:height="1.907cm" svg:x="3.942cm" svg:y="7.592cm">
          <draw:text-box>
            <text:p text:style-name="P10"><text:span text:style-name="T5">Compiled method logs</text:span><text:span text:style-name="T7"> </text:span></text:p>
          </draw:text-box>
        </draw:frame>
        <draw:frame draw:name="Text Frame6" draw:style-name="gr10" draw:text-style-name="P14" draw:layer="layout" svg:width="3.176cm" svg:height="1.694cm" svg:x="0.635cm" svg:y="7.619cm">
          <draw:text-box>
            <text:list text:style-name="L3">
              <text:list-item>
                <text:p text:style-name="P16"><text:span text:style-name="T8"><text:s/></text:span><text:span text:style-name="T8">Instruction address</text:span></text:p>
              </text:list-item>
            </text:list>
            <text:list text:style-name="L3">
              <text:list-item>
                <text:p text:style-name="P16"><text:span text:style-name="T8"><text:s/></text:span><text:span text:style-name="T8">Bytecodes</text:span></text:p>
              </text:list-item>
            </text:list>
            <text:list text:style-name="L3">
              <text:list-item>
                <text:p text:style-name="P16"><text:span text:style-name="T8"><text:s/></text:span><text:span text:style-name="T8">IL</text:span></text:p>
              </text:list-item>
            </text:list>
            <text:list text:style-name="L3">
              <text:list-item>
                <text:p text:style-name="P16"><text:span text:style-name="T8"><text:s/></text:span><text:span text:style-name="T8">Basic block</text:span></text:p>
              </text:list-item>
            </text:list>
          </draw:text-box>
        </draw:frame>
        <draw:frame draw:name="Text Frame10" draw:style-name="gr11" draw:text-style-name="P11" draw:id="id4" draw:layer="layout" svg:width="3.176cm" svg:height="1.589cm" svg:x="10.795cm" svg:y="12.699cm">
          <draw:text-box>
            <text:p text:style-name="P10"><text:span text:style-name="T5">RDBMS</text:span></text:p>
          </draw:text-box>
        </draw:frame>
        <draw:custom-shape draw:name="Summing Junction1" draw:style-name="gr12" draw:text-style-name="P12" draw:id="id2" draw:layer="layout" svg:width="0.636cm" svg:height="0.636cm" svg:x="12.065cm" svg:y="10.899cm">
          <draw:enhanced-geometry svg:viewBox="0 0 10000 10000" draw:type="fc-summingjunction" draw:extrusion-first-light-direction="(5 0 -1)" draw:extrusion-second-light-direction="(-5 0 -1)" draw:extrusion-skew="50 -135" draw:enhanced-path="T 5000 5000 10000 10000 0 360 Z N M 1465 1465 L 8535 8535 N M 8535 1465 1465 8535 N"/>
        </draw:custom-shape>
        <draw:connector draw:name="Object Connectors1" draw:style-name="gr13" draw:text-style-name="P12" draw:layer="layout" svg:x1="5.688cm" svg:y1="9.498cm" svg:x2="12.065cm" svg:y2="11.217cm" draw:start-shape="id1" draw:start-glue-point="2" draw:end-shape="id2" draw:end-glue-point="3"/>
        <draw:connector draw:name="Object Connectors2" draw:style-name="gr13" draw:text-style-name="P12" draw:layer="layout" svg:x1="19.182cm" svg:y1="9.312cm" svg:x2="12.7cm" svg:y2="11.217cm" draw:start-shape="id3" draw:start-glue-point="2" draw:end-shape="id2" draw:end-glue-point="1"/>
        <draw:frame draw:name="Text Frame11" draw:style-name="gr14" draw:text-style-name="P18" draw:layer="layout" svg:width="4.763cm" svg:height="0.954cm" svg:x="14.605cm" svg:y="13.334cm">
          <draw:text-box>
            <text:list text:style-name="L3">
              <text:list-item>
                <text:p text:style-name="P16"><text:span text:style-name="T8"><text:s/></text:span><text:span text:style-name="T8">DB2, MySQL, Derby, ...</text:span></text:p>
              </text:list-item>
            </text:list>
            <text:list text:style-name="L3">
              <text:list-item>
                <text:p text:style-name="P17"><text:span text:style-name="T8"/></text:p>
              </text:list-item>
            </text:list>
          </draw:text-box>
        </draw:frame>
        <draw:connector draw:name="Object Connectors3" draw:style-name="gr13" draw:text-style-name="P12" draw:layer="layout" draw:type="line" svg:x1="12.383cm" svg:y1="11.534cm" svg:x2="12.382cm" svg:y2="12.699cm" draw:start-shape="id2" draw:start-glue-point="2" draw:end-shape="id4" draw:end-glue-point="0"/>
        <draw:frame draw:name="Text Frame12" draw:style-name="gr15" draw:text-style-name="P11" draw:id="id5" draw:layer="layout" svg:width="3.176cm" svg:height="1.985cm" svg:x="10.795cm" svg:y="15.796cm">
          <draw:text-box>
            <text:p text:style-name="P10"><text:span text:style-name="T5">Code Mining Queries</text:span></text:p>
          </draw:text-box>
        </draw:frame>
        <draw:connector draw:name="Object Connectors4" draw:style-name="gr16" draw:text-style-name="P12" draw:layer="layout" draw:type="line" svg:x1="12.382cm" svg:y1="14.287cm" svg:x2="12.382cm" svg:y2="15.796cm" draw:start-shape="id4" draw:start-glue-point="2" draw:end-shape="id5" draw:end-glue-point="0"/>
        <draw:connector draw:name="Object Connectors5" draw:style-name="gr13" draw:text-style-name="P12" draw:layer="layout" draw:type="line" svg:x1="12.514cm" svg:y1="6.667cm" svg:x2="12.514cm" svg:y2="7.724cm" draw:start-shape="id6" draw:start-glue-point="2" draw:end-shape="id7" draw:end-glue-point="0"/>
        <presentation:notes draw:style-name="dp2">
          <draw:page-thumbnail draw:style-name="gr2" draw:layer="layout" svg:width="14.538cm" svg:height="10.28cm" svg:x="3.231cm" svg:y="2.853cm" draw:page-number="6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id="id7" draw:master-page-name="IBM2009" presentation:presentation-page-layout-name="AL2T1">
        <draw:frame draw:name="Title text11" presentation:style-name="pr3" draw:text-style-name="P2" draw:layer="layout" svg:width="24.131cm" svg:height="2.034cm" svg:x="0.508cm" svg:y="1.651cm" presentation:class="title">
          <draw:text-box>
            <text:p text:style-name="P1">Attributing Profiling Data</text:p>
          </draw:text-box>
        </draw:frame>
        <draw:frame draw:name="Outline Text10" presentation:style-name="pr4" draw:text-style-name="P7" draw:layer="layout" svg:width="24.131cm" svg:height="12.702cm" svg:x="0.508cm" svg:y="5.207cm" presentation:class="outline" presentation:user-transformed="true">
          <draw:text-box>
            <text:list text:style-name="L2">
              <text:list-item>
                <text:p text:style-name="P6">On some processors the event data may not be precise</text:p>
              </text:list-item>
            </text:list>
            <text:list text:style-name="L2">
              <text:list-item>
                <text:list>
                  <text:list-item>
                    <text:p text:style-name="P8">Instruction attributed to the sample may not be the one that caused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hen imprecise, we can make adjustments to the data as it is merged based on heuristics and experience</text:p>
                  </text:list-item>
                </text:list>
              </text:list-item>
            </text:list>
            <text:list text:style-name="L2">
              <text:list-item>
                <text:p text:style-name="P6">On Z/ processor event data is precise</text:p>
              </text:list-item>
            </text:list>
            <text:list text:style-name="L2">
              <text:list-item>
                <text:list>
                  <text:list-item>
                    <text:p text:style-name="P8">Multiple events can be aggregated with each sample</text:p>
                  </text:list-item>
                </text:list>
              </text:list-item>
            </text:list>
            <text:list text:style-name="L2">
              <text:list-item>
                <text:p text:style-name="P6">On X86 events are largely imprecise</text:p>
              </text:list-item>
            </text:list>
            <text:list text:style-name="L2">
              <text:list-item>
                <text:list>
                  <text:list-item>
                    <text:p text:style-name="P8">Small subset of data and instruction events can be preci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nstruction Based Sampling on AMD processors attributes a broader class of samples precise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imited multiplexing of events means multiple runs required to collect a broad range of processor event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though not precise, s<text:span text:style-name="T2">till useful for aggregating by IL opcode or Java bytecode</text:span></text:p>
                  </text:list-item>
                </text:list>
              </text:list-item>
            </text:list>
            <text:list text:style-name="L2">
              <text:list-item>
                <text:p text:style-name="P6">On PPC marked events are reasonably precise</text:p>
              </text:list-item>
            </text:list>
            <text:list text:style-name="L2">
              <text:list-item>
                <text:list>
                  <text:list-item>
                    <text:p text:style-name="P8">Can collect multiple events simultaneous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7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id="id8" draw:master-page-name="IBM2009" presentation:presentation-page-layout-name="AL2T1">
        <draw:frame draw:name="Title text16" presentation:style-name="pr3" draw:text-style-name="P2" draw:layer="layout" svg:width="24.131cm" svg:height="2.034cm" svg:x="0.508cm" svg:y="1.651cm" presentation:class="title">
          <draw:text-box>
            <text:p text:style-name="P1">Code Mining Queries</text:p>
          </draw:text-box>
        </draw:frame>
        <draw:frame draw:name="Outline Text15" presentation:style-name="pr6" draw:text-style-name="P22" draw:layer="layout" svg:width="24.131cm" svg:height="16.004cm" svg:x="0.508cm" svg:y="2.857cm" presentation:class="outline" presentation:user-transformed="true">
          <draw:text-box>
            <text:list text:style-name="L2">
              <text:list-item>
                <text:p text:style-name="P19"><text:span text:style-name="T9">Sample query – Find hot instruction types</text:span><text:span text:style-name="T10"><text:line-break/></text:span><text:span text:style-name="T10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1">select sum(ticks) ticks, ((float(sum(ticks))/float((select sum(ticks) from disassm)))*100.0) percentage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1">substr(disassm,1,10) inst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1">from disassm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1">group by substr(disassm,1,1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1">order by ticks desc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1"><text:span text:style-name="T12">Results:</text:span></text:p>
              </text:list-item>
            </text:list>
            <text:list text:style-name="L2">
              <text:list-item>
                <text:p text:style-name="P21"><text:span text:style-name="T12">TICKS</text:span><text:span text:style-name="T12"><text:tab/></text:span><text:span text:style-name="T12">PERCENTAGE</text:span><text:span text:style-name="T12"><text:tab/></text:span><text:span text:style-name="T12"><text:tab/></text:span><text:span text:style-name="T12">INSTR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41316</text:span><text:span text:style-name="T13"><text:tab/></text:span><text:span text:style-name="T13">7.982919689694815</text:span><text:span text:style-name="T13"><text:tab/></text:span><text:span text:style-name="T13">MOV QWORD 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37782</text:span><text:span text:style-name="T13"><text:tab/></text:span><text:span text:style-name="T13">7.300093709847262</text:span><text:span text:style-name="T13"><text:tab/></text:span><text:span text:style-name="T13">MOV ECX,DW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25405</text:span><text:span text:style-name="T13"><text:tab/></text:span><text:span text:style-name="T13">4.9086570509414456</text:span><text:span text:style-name="T13"><text:tab/></text:span><text:span text:style-name="T13">MOV RAX,QW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24483</text:span><text:span text:style-name="T13"><text:tab/></text:span><text:span text:style-name="T13">4.730511733052526</text:span><text:span text:style-name="T13"><text:tab/></text:span><text:span text:style-name="T13">CMP DWORD 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23590</text:span><text:span text:style-name="T13"><text:tab/></text:span><text:span text:style-name="T13">4.55796968438137</text:span><text:span text:style-name="T13"><text:tab/></text:span><text:span text:style-name="T13">MOV DWORD 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21322</text:span><text:span text:style-name="T13"><text:tab/></text:span><text:span text:style-name="T13">4.119755388316217</text:span><text:span text:style-name="T13"><text:tab/></text:span><text:span text:style-name="T13">MOV EAX,DW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19370</text:span><text:span text:style-name="T13"><text:tab/></text:span><text:span text:style-name="T13">3.7425974051067032</text:span><text:span text:style-name="T13"><text:tab/></text:span><text:span text:style-name="T13">MOV EDI,DW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17682</text:span><text:span text:style-name="T13"><text:tab/></text:span><text:span text:style-name="T13">3.416448493396837</text:span><text:span text:style-name="T13"><text:tab/></text:span><text:span text:style-name="T13">MOV EDX,DW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14355</text:span><text:span text:style-name="T13"><text:tab/></text:span><text:span text:style-name="T13">2.773618262793326</text:span><text:span text:style-name="T13"><text:tab/></text:span><text:span text:style-name="T13">MOV RSI,QW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>13575</text:span><text:span text:style-name="T13"><text:tab/></text:span><text:span text:style-name="T13">2.6229096424534593</text:span><text:span text:style-name="T13"><text:tab/></text:span><text:span text:style-name="T13">LOCK CMPXC</text:span><text:span text:style-name="T13"><text:tab/></text:span></text:p>
              </text:list-item>
            </text:list>
            <text:list text:style-name="L2">
              <text:list-item>
                <text:p text:style-name="P21"><text:span text:style-name="T13"/></text:p>
              </text:list-item>
            </text:list>
          </draw:text-box>
        </draw:frame>
        <draw:frame draw:name="Text Frame13" draw:style-name="gr17" draw:text-style-name="P23" draw:layer="layout" svg:width="4.001cm" svg:height="0.955cm" svg:x="12.065cm" svg:y="18.415cm">
          <draw:text-box>
            <text:p/>
          </draw:text-box>
        </draw:frame>
        <draw:frame draw:name="Text Frame14" draw:style-name="gr17" draw:text-style-name="P23" draw:layer="layout" svg:width="4.001cm" svg:height="0.955cm" svg:x="10.477cm" svg:y="3.81cm">
          <draw:text-box>
            <text:p/>
          </draw:text-box>
        </draw:frame>
        <presentation:notes draw:style-name="dp2">
          <draw:page-thumbnail draw:style-name="gr2" draw:layer="layout" svg:width="14.538cm" svg:height="10.28cm" svg:x="3.231cm" svg:y="2.853cm" draw:page-number="8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9" draw:style-name="dp1" draw:id="id9" draw:master-page-name="IBM2009" presentation:presentation-page-layout-name="AL2T1">
        <draw:frame draw:name="Title text2" presentation:style-name="pr3" draw:text-style-name="P2" draw:layer="layout" svg:width="24.131cm" svg:height="2.034cm" svg:x="0.508cm" svg:y="1.651cm" presentation:class="title">
          <draw:text-box>
            <text:p text:style-name="P2">Code Mining In Practice: Case Studies</text:p>
          </draw:text-box>
        </draw:frame>
        <draw:frame draw:name="Outline Text1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7">In the following section we'll show some example use cases of code mining</text:p>
              </text:list-item>
            </text:list>
            <text:list text:style-name="L2">
              <text:list-item>
                <text:p text:style-name="P7">The possibilities are virtually endless, these are just examples</text:p>
              </text:list-item>
            </text:list>
            <text:list text:style-name="L2">
              <text:list-item>
                <text:p text:style-name="P7">Most of the examples aren't JIT specific</text:p>
              </text:list-item>
            </text:list>
          </draw:text-box>
        </draw:frame>
        <draw:frame draw:name="Text Frame2" draw:style-name="gr18" draw:text-style-name="P25" draw:layer="layout" svg:width="23.877cm" svg:height="0.839cm" svg:x="0.508cm" svg:y="17.297cm">
          <draw:text-box>
            <text:p text:style-name="P24"><text:span text:style-name="T14"><text:s/></text:span><text:span text:style-name="T14">Source If Applicable</text:span></text:p>
          </draw:text-box>
        </draw:frame>
        <draw:frame draw:name="Text Frame3" draw:style-name="gr19" draw:text-style-name="P27" draw:layer="layout" svg:width="21.591cm" svg:height="0.763cm" svg:x="0.508cm" svg:y="0.635cm">
          <draw:text-box>
            <text:p text:style-name="P26"><text:span text:style-name="T15">IBM Presentation Template Full Version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9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0" draw:style-name="dp1" draw:id="id10" draw:master-page-name="IBM2009" presentation:presentation-page-layout-name="AL2T1">
        <draw:frame draw:name="Title text3" presentation:style-name="pr3" draw:text-style-name="P2" draw:layer="layout" svg:width="24.131cm" svg:height="2.034cm" svg:x="0.508cm" svg:y="1.651cm" presentation:class="title">
          <draw:text-box>
            <text:p text:style-name="P1">Case 1: Tracing infrastructure overhead</text:p>
          </draw:text-box>
        </draw:frame>
        <draw:frame draw:name="Outline Text2" presentation:style-name="pr4" draw:text-style-name="P7" draw:layer="layout" svg:width="24.131cm" svg:height="12.702cm" svg:x="0.508cm" svg:y="5.207cm" presentation:class="outline" presentation:user-transformed="true">
          <draw:text-box>
            <text:list text:style-name="L2">
              <text:list-item>
                <text:p text:style-name="P6">Tracing is usually not on by default, unless there's a problem</text:p>
              </text:list-item>
            </text:list>
            <text:list text:style-name="L2">
              <text:list-item>
                <text:p text:style-name="P6">Having extensive tracing helps debug difficult problems</text:p>
              </text:list-item>
            </text:list>
            <text:list text:style-name="L2">
              <text:list-item>
                <text:p text:style-name="P6">Many segments of code might have something like this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If (trace.isEnabled()) {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Log some state before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}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&lt; Useful code &gt;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2">If (trace.isEnabled()) 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2">Log some state af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2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10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1" draw:style-name="dp1" draw:id="id11" draw:master-page-name="IBM2009" presentation:presentation-page-layout-name="AL2T1">
        <draw:frame draw:name="Title text4" presentation:style-name="pr3" draw:text-style-name="P2" draw:layer="layout" svg:width="24.131cm" svg:height="2.034cm" svg:x="0.508cm" svg:y="1.651cm" presentation:class="title">
          <draw:text-box>
            <text:p text:style-name="P1"><text:span text:style-name="T17">Tracing infrastructure overhead - continued</text:span></text:p>
          </draw:text-box>
        </draw:frame>
        <draw:frame draw:name="Outline Text3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The checks are everywhere and their overhead adds up</text:p>
              </text:list-item>
            </text:list>
            <text:list text:style-name="L2">
              <text:list-item>
                <text:p text:style-name="P6">Implementing how the tracing checks are done is important</text:p>
              </text:list-item>
            </text:list>
            <text:list text:style-name="L2">
              <text:list-item>
                <text:p text:style-name="P6">With code mining we identified 7% improvement opportunity in WebSphere 6 related to re-engineering the tracing infrastructure</text:p>
              </text:list-item>
            </text:list>
            <text:list text:style-name="L2">
              <text:list-item>
                <text:p text:style-name="P6">To determine this we used queries for grouping ticks by object type/field</text:p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11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2" draw:style-name="dp1" draw:id="id12" draw:master-page-name="IBM2009" presentation:presentation-page-layout-name="AL2T1">
        <draw:frame draw:name="Title text5" presentation:style-name="pr3" draw:text-style-name="P2" draw:layer="layout" svg:width="24.131cm" svg:height="2.034cm" svg:x="0.508cm" svg:y="1.651cm" presentation:class="title">
          <draw:text-box>
            <text:p text:style-name="P1">Case 2: Large applications call overhead and code bloat </text:p>
          </draw:text-box>
        </draw:frame>
        <draw:frame draw:name="Outline Text4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Direct calls are usually cheap in programs, but not in large applications</text:p>
              </text:list-item>
            </text:list>
            <text:list text:style-name="L2">
              <text:list-item>
                <text:list>
                  <text:list-item>
                    <text:p text:style-name="P8">Prologue and epilogue path-length overhead becomes significant part</text:p>
                  </text:list-item>
                </text:list>
              </text:list-item>
            </text:list>
            <text:list text:style-name="L2">
              <text:list-item>
                <text:p text:style-name="P6">With code mining we can identify which part of the method/function is mostly executed or we spend the most time in</text:p>
              </text:list-item>
            </text:list>
            <text:list text:style-name="L2">
              <text:list-item>
                <text:list>
                  <text:list-item>
                    <text:p text:style-name="P8">Group by method/function offse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e can then find out the most frequently executed methods/functions that contribute with large path-length in prologue/epilogue code sections</text:p>
                  </text:list-item>
                </text:list>
              </text:list-item>
            </text:list>
            <text:list text:style-name="L2">
              <text:list-item>
                <text:p text:style-name="P6">Using similar technique we can find the code density and the bloat introduced by excessive or wrong inlining</text:p>
              </text:list-item>
            </text:list>
            <text:list text:style-name="L2">
              <text:list-item>
                <text:list>
                  <text:list-item>
                    <text:p text:style-name="P8">Removing code bloat improves I-cache misses and ITLB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12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3" draw:style-name="dp1" draw:id="id13" draw:master-page-name="IBM2009" presentation:presentation-page-layout-name="AL2T1">
        <draw:frame draw:name="Title text6" presentation:style-name="pr3" draw:text-style-name="P2" draw:layer="layout" svg:width="24.131cm" svg:height="2.034cm" svg:x="0.508cm" svg:y="1.651cm" presentation:class="title">
          <draw:text-box>
            <text:p text:style-name="P1">Case 3: Finding code ordering problems</text:p>
          </draw:text-box>
        </draw:frame>
        <draw:frame draw:name="Outline Text5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Using compiler annotation for basic block numbering we can determine number of ticks per basic block </text:p>
              </text:list-item>
            </text:list>
            <text:list text:style-name="L2">
              <text:list-item>
                <text:p text:style-name="P6">Using this information we can query for basic blocks in sequence that have no ticks followed by basic blocks with ticks</text:p>
              </text:list-item>
            </text:list>
            <text:list text:style-name="L2">
              <text:list-item>
                <text:p text:style-name="P6">With aggregating queries we can find the worst offenders and similarly detect versioning problems</text:p>
              </text:list-item>
            </text:list>
            <text:list text:style-name="L2">
              <text:list-item>
                <text:list>
                  <text:list-item>
                    <text:p text:style-name="P8">Using this approach the actual code ticks (or instructions retired) can be compared to the frequency the compiler believes the code h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13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4" draw:style-name="dp1" draw:id="id14" draw:master-page-name="IBM2009" presentation:presentation-page-layout-name="AL2T1">
        <draw:frame draw:name="Title text7" presentation:style-name="pr3" draw:text-style-name="P2" draw:layer="layout" svg:width="24.131cm" svg:height="2.034cm" svg:x="0.508cm" svg:y="1.651cm" presentation:class="title">
          <draw:text-box>
            <text:p text:style-name="P1">Case 4: Finding register assignment problems</text:p>
          </draw:text-box>
        </draw:frame>
        <draw:frame draw:name="Outline Text6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Accesses to the stack should be very quick</text:p>
              </text:list-item>
            </text:list>
            <text:list text:style-name="L2">
              <text:list-item>
                <text:p text:style-name="P6">But what if register assignment bug causes unnecessary spills all over the code?</text:p>
              </text:list-item>
            </text:list>
            <text:list text:style-name="L2">
              <text:list-item>
                <text:p text:style-name="P6">Using code mining we can collect stack access summary for each method and determine the overhead of accessing the stack, overall or per method</text:p>
              </text:list-item>
            </text:list>
            <text:list text:style-name="L2">
              <text:list-item>
                <text:list>
                  <text:list-item>
                    <text:p text:style-name="P8">sorting will give us the worst offenders or with more queries we can try detecting patterns of IL where the stack accesses are substa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14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5" draw:style-name="dp1" draw:id="id15" draw:master-page-name="IBM2009" presentation:presentation-page-layout-name="AL2T1">
        <draw:frame draw:name="Title text8" presentation:style-name="pr3" draw:text-style-name="P2" draw:layer="layout" svg:width="24.131cm" svg:height="2.034cm" svg:x="0.508cm" svg:y="1.651cm" presentation:class="title">
          <draw:text-box>
            <text:p text:style-name="P1">Case 5: Finding expensive IL operations</text:p>
          </draw:text-box>
        </draw:frame>
        <draw:frame draw:name="Outline Text7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On platforms where we can profile more than one counter in the same time we can do code mining with more than one counter value</text:p>
              </text:list-item>
            </text:list>
            <text:list text:style-name="L2">
              <text:list-item>
                <text:list>
                  <text:list-item>
                    <text:p text:style-name="P8">For example we can compute CPI for higher level IL operation type if we have both cycles and instructions retired in the profile data</text:p>
                  </text:list-item>
                </text:list>
              </text:list-item>
            </text:list>
            <text:list text:style-name="L2">
              <text:list-item>
                <text:p text:style-name="P6">Using frequency of occurrence and CPI we can compute the respective shares of each IL operation in the overall program CPI</text:p>
              </text:list-item>
            </text:list>
            <text:list text:style-name="L2">
              <text:list-item>
                <text:p text:style-name="P6">As an example, using this technique in the initial stages of performance investigation for SPECjbb2005 we identified that monitor enter operations contributed to 15-20% of the application CPI</text:p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15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6" draw:style-name="dp1" draw:id="id16" draw:master-page-name="IBM2009" presentation:presentation-page-layout-name="AL2T1">
        <draw:frame draw:name="Title text14" presentation:style-name="pr3" draw:text-style-name="P2" draw:layer="layout" svg:width="24.131cm" svg:height="2.034cm" svg:x="0.508cm" svg:y="1.651cm" presentation:class="title">
          <draw:text-box>
            <text:p text:style-name="P1">Tools for Code Mining</text:p>
          </draw:text-box>
        </draw:frame>
        <draw:frame draw:name="Outline Text13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IBM Visual Performance Analyzer has some Code Mining support</text:p>
              </text:list-item>
            </text:list>
            <text:list text:style-name="L2">
              <text:list-item>
                <text:list>
                  <text:list-item>
                    <text:p text:style-name="P8">Populate d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ofiles only, no lo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Query analyzer (some attempt at autom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p text:style-name="P6"><text:span text:style-name="T18">http://www.alphaworks.ibm.com/tech/vpa</text:span></text:p>
              </text:list-item>
            </text:list>
          </draw:text-box>
        </draw:frame>
        <draw:frame draw:name="Text Frame15" draw:style-name="gr17" draw:text-style-name="P23" draw:layer="layout" svg:width="4.001cm" svg:height="0.955cm" svg:x="15.24cm" svg:y="11.43cm">
          <draw:text-box>
            <text:p/>
          </draw:text-box>
        </draw:frame>
        <presentation:notes draw:style-name="dp2">
          <draw:page-thumbnail draw:style-name="gr2" draw:layer="layout" svg:width="14.538cm" svg:height="10.28cm" svg:x="3.231cm" svg:y="2.853cm" draw:page-number="16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id="id17" draw:master-page-name="IBM2009" presentation:presentation-page-layout-name="AL2T1">
        <draw:frame draw:name="Title text15" presentation:style-name="pr3" draw:text-style-name="P2" draw:layer="layout" svg:width="24.131cm" svg:height="2.034cm" svg:x="0.508cm" svg:y="1.651cm" presentation:class="title">
          <draw:text-box>
            <text:p text:style-name="P1">Future Directions</text:p>
          </draw:text-box>
        </draw:frame>
        <draw:frame draw:name="Outline Text14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Simplify analysis process by automating with data mining techniques</text:p>
              </text:list-item>
            </text:list>
            <text:list text:style-name="L2">
              <text:list-item>
                <text:list>
                  <text:list-item>
                    <text:p text:style-name="P8">Very interesting and promising work on this topic has already been done by Adam Jocksch and Nelson Amaral from U of Alberta, with cooperation with our team, especially Marcel Mitran and Joran Si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8">http://www.cs.ualberta.ca/~ajocksch/Jocksch_Adam_Fall2009.pdf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2">Incorporate temporal dimension to queri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When data is aggregated based on number of samples we lose the time sca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While an instruction or group may appear to be significant, the samples could have been accumulated over a long period of time or during an uninteresting phase of the applica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Extend technique to study data accesses</text:span></text:p>
              </text:list-item>
            </text:list>
            <text:list text:style-name="L2">
              <text:list-item>
                <text:p text:style-name="P6"><text:span text:style-name="T2">Improve DB population tim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Several GBs of data to mer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538cm" svg:height="10.28cm" svg:x="3.231cm" svg:y="2.853cm" draw:page-number="17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8" draw:style-name="dp1" draw:id="id18" draw:master-page-name="IBM2009" presentation:presentation-page-layout-name="AL2T1">
        <draw:frame draw:name="Title text18" presentation:style-name="pr3" draw:text-style-name="P2" draw:layer="layout" svg:width="24.131cm" svg:height="2.034cm" svg:x="0.508cm" svg:y="1.651cm" presentation:class="title">
          <draw:text-box>
            <text:p text:style-name="P1">Final words</text:p>
          </draw:text-box>
        </draw:frame>
        <draw:frame draw:name="Outline Text17" presentation:style-name="pr4" draw:text-style-name="P7" draw:layer="layout" svg:width="24.131cm" svg:height="12.702cm" svg:x="0.508cm" svg:y="5.207cm" presentation:class="outline">
          <draw:text-box>
            <text:list text:style-name="L2">
              <text:list-item>
                <text:p text:style-name="P6">Dealing with flat profiles for large applications is very difficult and we are always looking for new ideas on how to discover performance improvement opportunities</text:p>
              </text:list-item>
            </text:list>
            <text:list text:style-name="L2">
              <text:list-item>
                <text:list>
                  <text:list-item>
                    <text:p text:style-name="P8">If you have a neat idea, or even just a thought related to this give us a shout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aryl Maier <text:span text:style-name="T18">maier@ca.ibm.co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Nikola Grcevski <text:span text:style-name="T18">nikolag@ca.ibm.com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Frame16" draw:style-name="gr17" draw:text-style-name="P23" draw:layer="layout" svg:width="4.001cm" svg:height="0.955cm" svg:x="6.985cm" svg:y="6.032cm">
          <draw:text-box>
            <text:p/>
          </draw:text-box>
        </draw:frame>
        <presentation:notes draw:style-name="dp2">
          <draw:page-thumbnail draw:style-name="gr2" draw:layer="layout" svg:width="14.538cm" svg:height="10.28cm" svg:x="3.231cm" svg:y="2.853cm" draw:page-number="18" presentation:class="page"/>
          <draw:frame presentation:style-name="pr5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type="single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type="single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IBM_20_RetailShop_20_White-title" style:display-name="IBM RetailShop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RetailShop_20_White-subtitle" style:display-name="IBM RetailShop 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RetailShop_20_White-background" style:display-name="IBM RetailShop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RetailShop_20_White-backgroundobjects" style:display-name="IBM RetailShop White-backgroundobjects" style:family="presentation">
      <style:graphic-properties draw:shadow="hidden" draw:shadow-offset-x="0.3cm" draw:shadow-offset-y="0.3cm" draw:shadow-color="#808080"/>
    </style:style>
    <style:style style:name="IBM_20_RetailShop_20_White-notes" style:display-name="IBM RetailShop 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RetailShop_20_White-outline1" style:display-name="IBM RetailShop 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RetailShop_20_White-outline2" style:display-name="IBM RetailShop White-outline2" style:family="presentation" style:parent-style-name="IBM_20_RetailShop_20_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RetailShop_20_White-outline3" style:display-name="IBM RetailShop White-outline3" style:family="presentation" style:parent-style-name="IBM_20_RetailShop_20_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RetailShop_20_White-outline4" style:display-name="IBM RetailShop White-outline4" style:family="presentation" style:parent-style-name="IBM_20_RetailShop_20_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RetailShop_20_White-outline5" style:display-name="IBM RetailShop White-outline5" style:family="presentation" style:parent-style-name="IBM_20_RetailShop_20_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6" style:display-name="IBM RetailShop White-outline6" style:family="presentation" style:parent-style-name="IBM_20_RetailShop_20_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7" style:display-name="IBM RetailShop White-outline7" style:family="presentation" style:parent-style-name="IBM_20_RetailShop_20_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8" style:display-name="IBM RetailShop White-outline8" style:family="presentation" style:parent-style-name="IBM_20_RetailShop_20_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9" style:display-name="IBM RetailShop White-outline9" style:family="presentation" style:parent-style-name="IBM_20_RetailShop_20_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000000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.483cm" draw:fill-image-height="0.483cm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3" style:family="graphic" style:parent-style-name="standard" style:list-style-name="L5">
      <style:graphic-properties draw:stroke="none" draw:fill="none" draw:fill-color="#ffffff" fo:min-height="0.741cm"/>
    </style:style>
    <style:style style:name="gr4" style:family="graphic" style:parent-style-name="standard" style:list-style-name="L5">
      <style:graphic-properties draw:stroke="none" draw:fill="none" draw:fill-color="#ffffff" fo:min-height="0.741cm"/>
    </style:style>
    <style:style style:name="pr1" style:family="presentation" style:parent-style-name="backgroundobjects">
      <style:graphic-properties draw:stroke="none" draw:fill="none" draw:fill-color="#ffffff" fo:min-height="0.952cm"/>
    </style:style>
    <style:style style:name="pr2" style:family="presentation" style:parent-style-name="IBM_20_RetailShop_20_White-backgroundobjects">
      <style:graphic-properties draw:stroke="none" draw:fill="none" draw:fill-color="#ffffff" fo:min-height="1.165cm"/>
    </style:style>
    <style:style style:name="pr3" style:family="presentation" style:parent-style-name="IBM_20_RetailShop_20_White-backgroundobjects">
      <style:graphic-properties draw:stroke="none" draw:fill="none" draw:fill-color="#ffffff" fo:min-height="0.44cm"/>
    </style:style>
    <style:style style:name="pr4" style:family="presentation" style:parent-style-name="IBM_20_RetailShop_20_White-backgroundobjects">
      <style:graphic-properties draw:stroke="none" draw:fill="none" draw:fill-color="#ffffff" fo:min-height="0.583cm"/>
    </style:style>
    <style:style style:name="pr5" style:family="presentation" style:parent-style-name="IBM_20_RetailShop_20_White-title">
      <style:graphic-properties draw:fill-color="#ffffff" draw:auto-grow-height="false" fo:min-height="3.181cm"/>
    </style:style>
    <style:style style:name="pr6" style:family="presentation" style:parent-style-name="IBM_20_RetailShop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wrap-option="no-wrap"/>
    </style:style>
    <style:style style:name="pr7" style:family="presentation" style:parent-style-name="IBM_20_RetailShop_20_White-backgroundobjects">
      <style:graphic-properties draw:stroke="none" draw:fill="none" draw:fill-color="#ffffff" fo:min-height="1cm"/>
    </style:style>
    <style:style style:name="pr8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9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10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11" style:family="presentation" style:parent-style-name="IBM2009-title">
      <style:graphic-properties draw:fill-color="#ffffff" draw:auto-grow-height="false" fo:min-height="3.181cm"/>
    </style:style>
    <style:style style:name="pr12" style:family="presentation" style:parent-style-name="IBM2009-outline1" style:list-style-name="L6">
      <style:graphic-properties draw:fill-color="#ffffff" draw:auto-grow-height="false" fo:min-height="12.001cm"/>
    </style:style>
    <style:style style:name="pr13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14" style:family="presentation" style:parent-style-name="IBM2009-backgroundobjects">
      <style:graphic-properties draw:stroke="none" draw:fill="none" draw:fill-color="#ffffff" fo:min-height="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5" style:family="paragraph">
      <style:paragraph-properties fo:margin-left="0.254cm" fo:margin-right="0.254cm" fo:margin-top="0cm" fo:margin-bottom="0cm" fo:text-align="end" fo:text-indent="0cm"/>
    </style:style>
    <style:style style:name="P6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7" style:family="paragraph">
      <style:paragraph-properties fo:margin-left="0.483cm" fo:margin-right="0cm" fo:text-indent="-0.483cm"/>
    </style:style>
    <style:style style:name="P8" style:family="paragraph">
      <style:paragraph-properties fo:margin-left="1.422cm" fo:margin-right="0cm" fo:text-indent="-0.457cm"/>
    </style:style>
    <style:style style:name="P9" style:family="paragraph">
      <style:paragraph-properties fo:margin-left="2.388cm" fo:margin-right="0cm" fo:text-indent="-0.483cm"/>
    </style:style>
    <style:style style:name="P10" style:family="paragraph">
      <style:paragraph-properties fo:margin-left="0.483cm" fo:margin-right="0cm" fo:text-indent="-0.483cm" style:writing-mode="lr-tb"/>
    </style:style>
    <style:style style:name="P11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000000" fo:font-size="8pt" style:font-size-asian="8pt" style:font-size-complex="8pt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5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>
      <draw:frame presentation:style-name="pr1" draw:text-style-name="P2" draw:layer="backgroundobjects" svg:width="10.794cm" svg:height="0.953cm" svg:x="2cm" svg:y="0.64cm" presentation:class="header">
        <draw:text-box>
          <text:p text:style-name="P1"><presentation:header/> </text:p>
        </draw:text-box>
      </draw:frame>
      <draw:frame presentation:style-name="pr1" draw:text-style-name="P2" draw:layer="backgroundobjects" svg:width="10.794cm" svg:height="0.953cm" svg:x="16.906cm" svg:y="0.64cm" presentation:class="date-time">
        <draw:text-box>
          <text:p text:style-name="P1"><presentation:date-time/> </text:p>
        </draw:text-box>
      </draw:frame>
      <draw:frame presentation:style-name="pr1" draw:text-style-name="P2" draw:layer="backgroundobjects" svg:width="10.794cm" svg:height="0.953cm" svg:x="2cm" svg:y="19.391cm" presentation:class="footer">
        <draw:text-box>
          <text:p text:style-name="P1"><presentation:footer/> </text:p>
        </draw:text-box>
      </draw:frame>
      <draw:frame presentation:style-name="pr1" draw:text-style-name="P2" draw:layer="backgroundobjects" svg:width="10.794cm" svg:height="0.953cm" svg:x="16.906cm" svg:y="19.391cm" presentation:class="page-number">
        <draw:text-box>
          <text:p text:style-name="P1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RetailShop_20_White" style:display-name="IBM RetailShop White" style:page-layout-name="PM1" draw:style-name="dp1">
      <draw:frame draw:name="Bitmap1" draw:style-name="gr1" draw:text-style-name="P3" draw:layer="backgroundobjects" svg:width="23.876cm" svg:height="6.198cm" svg:x="0.762cm" svg:y="10.185cm">
        <draw:image xlink:href="Pictures/10000000000005820000016E0DDFC3BB.jpg" xlink:type="simple" xlink:show="embed" xlink:actuate="onLoad"/>
      </draw:frame>
      <draw:frame draw:name="Bitmap with transparency1" draw:style-name="gr1" draw:text-style-name="P3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2" draw:text-style-name="P2" draw:layer="backgroundobjects" svg:width="1.435cm" svg:height="1.166cm" svg:x="25.605cm" svg:y="17.301cm" presentation:class="date-time">
        <draw:text-box>
          <text:p text:style-name="P1"><presentation:date-time/> </text:p>
        </draw:text-box>
      </draw:frame>
      <draw:frame presentation:style-name="pr3" draw:text-style-name="P2" draw:layer="backgroundobjects" svg:width="1.669cm" svg:height="0.441cm" svg:x="25.587cm" svg:y="16.632cm" presentation:class="page-number">
        <draw:text-box>
          <text:p text:style-name="P1"><text:span text:style-name="T1"><text:page-number>Number Field</text:page-number></text:span></text:p>
        </draw:text-box>
      </draw:frame>
      <draw:frame presentation:style-name="pr4" draw:text-style-name="P2" draw:layer="backgroundobjects" svg:width="2.362cm" svg:height="0.584cm" svg:x="25.614cm" svg:y="17.126cm" presentation:class="footer">
        <draw:text-box>
          <text:p text:style-name="P1"><presentation:footer/> </text:p>
        </draw:text-box>
      </draw:frame>
      <draw:frame presentation:style-name="pr5" draw:text-style-name="P2" draw:layer="backgroundobjects" svg:width="24.258cm" svg:height="5.589cm" svg:x="0.381cm" svg:y="3.937cm" presentation:class="title">
        <draw:text-box>
          <text:p text:style-name="P1">Click to edit the title text format</text:p>
        </draw:text-box>
      </draw:frame>
      <draw:frame draw:name="Text Frame1" draw:style-name="gr2" draw:text-style-name="P4" draw:layer="backgroundobjects" svg:width="3.019cm" svg:height="0.56cm" svg:x="20.598cm" svg:y="17.903cm">
        <draw:text-box>
          <text:p/>
        </draw:text-box>
      </draw:frame>
      <draw:frame draw:style-name="gr3" draw:text-style-name="P6" draw:layer="backgroundobjects" svg:width="3.811cm" svg:height="0.742cm" svg:x="21.082cm" svg:y="18.237cm">
        <draw:text-box>
          <text:p text:style-name="P5"><text:span text:style-name="T2">© 2009 IBM Corporation</text:span></text:p>
        </draw:text-box>
      </draw:frame>
      <draw:line draw:name="Line1" presentation:style-name="pr6" draw:text-style-name="P3" draw:layer="backgroundobjects" svg:x1="0.762cm" svg:y1="2.921cm" svg:x2="24.638cm" svg:y2="2.922cm"/>
      <draw:g draw:name="group object1" draw:TableGroup="false">
        <draw:frame draw:name="Bitmap with transparency1" draw:style-name="gr1" draw:text-style-name="P3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1" draw:text-style-name="P3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1" draw:text-style-name="P3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1" draw:text-style-name="P3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1" draw:text-style-name="P3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1" draw:text-style-name="P3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1" draw:text-style-name="P3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1" draw:text-style-name="P3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1" draw:text-style-name="P3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1" draw:text-style-name="P3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7" draw:text-style-name="P2" draw:layer="backgroundobjects" svg:width="6.8cm" svg:height="1.001cm" svg:x="2cm" svg:y="0.5cm" presentation:class="header">
          <draw:text-box>
            <text:p text:style-name="P1"><presentation:header/> </text:p>
          </draw:text-box>
        </draw:frame>
        <draw:frame presentation:style-name="pr7" draw:text-style-name="P2" draw:layer="backgroundobjects" svg:width="6.8cm" svg:height="1.001cm" svg:x="12.2cm" svg:y="0.5cm" presentation:class="date-time">
          <draw:text-box>
            <text:p text:style-name="P1"><presentation:date-time/> </text:p>
          </draw:text-box>
        </draw:frame>
        <draw:frame presentation:style-name="pr7" draw:text-style-name="P2" draw:layer="backgroundobjects" svg:width="6.8cm" svg:height="1.001cm" svg:x="2cm" svg:y="28.2cm" presentation:class="footer">
          <draw:text-box>
            <text:p text:style-name="P1"><presentation:footer/> </text:p>
          </draw:text-box>
        </draw:frame>
        <draw:frame presentation:style-name="pr7" draw:text-style-name="P2" draw:layer="backgroundobjects" svg:width="6.8cm" svg:height="1.001cm" svg:x="12.2cm" svg:y="28.2cm" presentation:class="page-number">
          <draw:text-box>
            <text:p text:style-name="P1"><text:page-number>Number Field</text:page-number> </text:p>
          </draw:text-box>
        </draw:frame>
        <draw:page-thumbnail presentation:style-name="IBM_20_RetailShop_20_White-title" draw:layer="backgroundobjects" svg:width="13.706cm" svg:height="10.28cm" svg:x="3.647cm" svg:y="2.853cm" presentation:class="page"/>
        <draw:frame presentation:style-name="IBM_20_RetailShop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1">
      <draw:frame presentation:style-name="pr8" draw:text-style-name="P2" draw:layer="backgroundobjects" svg:width="2.795cm" svg:height="0.639cm" svg:x="1.524cm" svg:y="18.161cm" presentation:class="date-time">
        <draw:text-box>
          <text:p text:style-name="P1"><text:span text:style-name="T3"><presentation:date-time/></text:span></text:p>
        </draw:text-box>
      </draw:frame>
      <draw:frame presentation:style-name="pr9" draw:text-style-name="P2" draw:layer="backgroundobjects" svg:width="1.017cm" svg:height="0.636cm" svg:x="0.508cm" svg:y="18.161cm" presentation:class="page-number">
        <draw:text-box>
          <text:p text:style-name="P1"><text:span text:style-name="T3"><text:page-number>Number Field</text:page-number></text:span></text:p>
        </draw:text-box>
      </draw:frame>
      <draw:frame presentation:style-name="pr10" draw:text-style-name="P2" draw:layer="backgroundobjects" svg:width="16.511cm" svg:height="0.626cm" svg:x="4.318cm" svg:y="18.161cm" presentation:class="footer">
        <draw:text-box>
          <text:p text:style-name="P1"><text:span text:style-name="T3"><presentation:footer/></text:span><text:span text:style-name="T3"> </text:span></text:p>
        </draw:text-box>
      </draw:frame>
      <draw:frame presentation:style-name="pr11" draw:text-style-name="P2" draw:layer="backgroundobjects" svg:width="24.131cm" svg:height="1.779cm" svg:x="0.508cm" svg:y="1.651cm" presentation:class="title">
        <draw:text-box>
          <text:p text:style-name="P1">Click to edit the title text format</text:p>
        </draw:text-box>
      </draw:frame>
      <draw:frame presentation:style-name="pr12" draw:text-style-name="P10" draw:layer="backgroundobjects" svg:width="24.131cm" svg:height="12.447cm" svg:x="0.508cm" svg:y="5.207cm" presentation:class="outline">
        <draw:text-box>
          <text:list text:style-name="L4">
            <text:list-item>
              <text:p text:style-name="P7">Click to edit the outline text format</text:p>
            </text:list-item>
          </text:list>
          <text:list text:style-name="L4">
            <text:list-item>
              <text:list>
                <text:list-item>
                  <text:p text:style-name="P8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9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13" draw:text-style-name="P3" draw:layer="backgroundobjects" svg:x1="0.763cm" svg:y1="1.53cm" svg:x2="24.639cm" svg:y2="1.531cm"/>
      <draw:frame draw:name="Bitmap with transparency1" draw:style-name="gr1" draw:text-style-name="P3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4" draw:text-style-name="P12" draw:layer="backgroundobjects" svg:width="3.811cm" svg:height="0.742cm" svg:x="21.082cm" svg:y="18.237cm">
        <draw:text-box>
          <text:p text:style-name="P11"><text:span text:style-name="T4">© 2009 IBM Corporation</text:span></text:p>
        </draw:text-box>
      </draw:frame>
      <presentation:notes style:page-layout-name="PM2">
        <draw:frame presentation:style-name="pr14" draw:text-style-name="P2" draw:layer="backgroundobjects" svg:width="6.8cm" svg:height="1.001cm" svg:x="2cm" svg:y="0.5cm" presentation:class="header">
          <draw:text-box>
            <text:p text:style-name="P1"><presentation:header/> </text:p>
          </draw:text-box>
        </draw:frame>
        <draw:frame presentation:style-name="pr14" draw:text-style-name="P2" draw:layer="backgroundobjects" svg:width="6.8cm" svg:height="1.001cm" svg:x="12.2cm" svg:y="0.5cm" presentation:class="date-time">
          <draw:text-box>
            <text:p text:style-name="P1"><presentation:date-time/> </text:p>
          </draw:text-box>
        </draw:frame>
        <draw:frame presentation:style-name="pr14" draw:text-style-name="P2" draw:layer="backgroundobjects" svg:width="6.8cm" svg:height="1.001cm" svg:x="2cm" svg:y="28.2cm" presentation:class="footer">
          <draw:text-box>
            <text:p text:style-name="P1"><presentation:footer/> </text:p>
          </draw:text-box>
        </draw:frame>
        <draw:frame presentation:style-name="pr14" draw:text-style-name="P2" draw:layer="backgroundobjects" svg:width="6.8cm" svg:height="1.001cm" svg:x="12.2cm" svg:y="28.2cm" presentation:class="page-number">
          <draw:text-box>
            <text:p text:style-name="P1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2.0_20090417.1727/Win32</meta:generator>
    <!--645(Build:8693)-->
    <meta:initial-creator>pbastide</meta:initial-creator>
    <meta:creation-date>2009-09-03T15:54:13</meta:creation-date>
    <dc:creator>nikolag</dc:creator>
    <dc:date>2009-11-02T13:37:47</dc:date>
    <dc:language>en-US</dc:language>
    <meta:editing-cycles>62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object-count="143"/>
  </office:meta>
</office:document-meta>
</file>